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ury" fo:language="es" fo:country="ES" officeooo:paragraph-rsid="00053974"/>
    </style:style>
    <style:style style:name="P2" style:family="paragraph" style:parent-style-name="Standard">
      <style:text-properties fo:language="es" fo:country="ES" officeooo:rsid="00053974" officeooo:paragraph-rsid="00053974"/>
    </style:style>
    <style:style style:name="P3" style:family="paragraph" style:parent-style-name="Text_20_body" style:list-style-name="WWNum1">
      <style:text-properties style:font-name="Century" fo:language="es" fo:country="ES" officeooo:paragraph-rsid="00053974"/>
    </style:style>
    <style:style style:name="P4" style:family="paragraph" style:parent-style-name="Text_20_body" style:list-style-name="WWNum1">
      <style:text-properties style:font-name="Century" fo:language="es" fo:country="ES" officeooo:paragraph-rsid="000667df"/>
    </style:style>
    <style:style style:name="P5" style:family="paragraph" style:parent-style-name="Text_20_body" style:list-style-name="WWNum1">
      <style:text-properties style:font-name="Century" fo:language="es" fo:country="ES" officeooo:paragraph-rsid="00092ef3"/>
    </style:style>
    <style:style style:name="P6" style:family="paragraph" style:parent-style-name="Text_20_body">
      <style:text-properties style:font-name="Century" fo:language="es" fo:country="ES" officeooo:rsid="00053974" officeooo:paragraph-rsid="00053974"/>
    </style:style>
    <style:style style:name="P7" style:family="paragraph" style:parent-style-name="Text_20_body">
      <style:text-properties style:font-name="Century" fo:language="es" fo:country="ES" officeooo:paragraph-rsid="00053974"/>
    </style:style>
    <style:style style:name="P8" style:family="paragraph" style:parent-style-name="Text_20_body" style:list-style-name="WWNum1">
      <style:text-properties style:font-name="Century" fo:language="es" fo:country="ES" fo:font-style="italic" officeooo:paragraph-rsid="00053974" style:font-style-asian="italic" style:font-style-complex="italic"/>
    </style:style>
    <style:style style:name="P9" style:family="paragraph" style:parent-style-name="Text_20_body" style:list-style-name="WWNum1">
      <style:text-properties officeooo:paragraph-rsid="00053974"/>
    </style:style>
    <style:style style:name="P10" style:family="paragraph" style:parent-style-name="Text_20_body" style:list-style-name="WWNum1">
      <style:text-properties officeooo:paragraph-rsid="00092ef3"/>
    </style:style>
    <style:style style:name="P11" style:family="paragraph" style:parent-style-name="Text_20_body">
      <style:text-properties officeooo:paragraph-rsid="00092ef3"/>
    </style:style>
    <style:style style:name="P12" style:family="paragraph" style:parent-style-name="Text_20_body">
      <style:text-properties officeooo:paragraph-rsid="0009d119"/>
    </style:style>
    <style:style style:name="T1" style:family="text">
      <style:text-properties officeooo:rsid="00053974"/>
    </style:style>
    <style:style style:name="T2" style:family="text">
      <style:text-properties style:font-name="Century"/>
    </style:style>
    <style:style style:name="T3" style:family="text">
      <style:text-properties style:font-name="Century" fo:language="es" fo:country="ES"/>
    </style:style>
    <style:style style:name="T4" style:family="text">
      <style:text-properties style:font-name="Century" fo:language="es" fo:country="ES" officeooo:rsid="00092ef3"/>
    </style:style>
    <style:style style:name="T5" style:family="text">
      <style:text-properties style:font-name="Century" fo:language="es" fo:country="ES" officeooo:rsid="000b311f"/>
    </style:style>
    <style:style style:name="T6" style:family="text">
      <style:text-properties officeooo:rsid="000667df"/>
    </style:style>
    <style:style style:name="T7" style:family="text">
      <style:text-properties officeooo:rsid="00092ef3"/>
    </style:style>
    <style:style style:name="T8" style:family="text">
      <style:text-properties fo:font-style="normal" officeooo:rsid="00092ef3" style:font-style-asian="normal" style:font-style-complex="normal"/>
    </style:style>
    <style:style style:name="T9" style:family="text">
      <style:text-properties fo:font-style="normal" officeooo:rsid="0009d119" style:font-style-asian="normal" style:font-style-complex="normal"/>
    </style:style>
    <style:style style:name="T10" style:family="text">
      <style:text-properties officeooo:rsid="0009d119"/>
    </style:style>
    <style:style style:name="T11" style:family="text">
      <style:text-properties officeooo:rsid="000b3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list xml:id="list3043823846" text:style-name="WWNum1">
        <text:list-item>
          <text:list>
            <text:list-item>
              <text:p text:style-name="P3">Escribe la ruta de acceso que seleccione las viviendas que hay en el piso 1. Usando referencia absoluta y relativas.</text:p>
              <text:p text:style-name="P3"><text:span text:style-name="T1">Rel <text:s text:c="2"/></text:span>//<text:span text:style-name="T1">nombre </text:span></text:p>
              <text:p text:style-name="P3"><text:span text:style-name="T1">Abs <text:s text:c="2"/></text:span>/edificio/vivienda/vecinos/nombre</text:p>
            </text:list-item>
            <text:list-item>
              <text:p text:style-name="P3">Escribe la ruta de acceso que seleccione las viviendas que hay en el piso 1. Usando referencia absoluta y relativas.</text:p>
            </text:list-item>
          </text:list>
        </text:list-item>
      </text:list>
      <text:p text:style-name="P7"><text:tab/><text:tab/>/edificio/vivienda<text:span text:style-name="T7">[piso=1]</text:span></text:p>
      <text:p text:style-name="P7"><text:tab/><text:tab/>//<text:span text:style-name="T1">vivienda</text:span><text:span text:style-name="T7">[piso=1]</text:span></text:p>
      <text:list xml:id="list101108471595043" text:continue-numbering="true" text:style-name="WWNum1">
        <text:list-item>
          <text:list>
            <text:list-item>
              <text:p text:style-name="P3">Escribe el nombre de los vecinos que viven en el Piso 1 y Puerta A.</text:p>
              <text:p text:style-name="P4"><text:span text:style-name="T7">edificio</text:span>/vivienda<text:span text:style-name="T6">[</text:span>puerta="A" <text:span text:style-name="T6">and piso=1]</text:span>/vecinos/nombre</text:p>
              <text:p text:style-name="P5">//vivienda<text:span text:style-name="T6">[</text:span>puerta="A" <text:span text:style-name="T6">and piso=1]</text:span>//nombre</text:p>
              <text:p text:style-name="P3"/>
            </text:list-item>
            <text:list-item>
              <text:p text:style-name="P3">Escribe en qué piso vive Jaime</text:p>
              <text:p text:style-name="P10"><text:span text:style-name="T3">//</text:span><text:span text:style-name="T4">vivienda[</text:span><text:span text:style-name="T3">vecinos/nombre="Jaime"]/</text:span><text:span text:style-name="T4">piso/</text:span><text:span text:style-name="T3">text() </text:span><text:span text:style-name="T4">and //vivienda[vecinos/nombre="Jaime"]/puerta/text()</text:span></text:p>
            </text:list-item>
          </text:list>
        </text:list-item>
      </text:list>
      <text:p text:style-name="P11"><text:span text:style-name="T4"/></text:p>
      <text:p text:style-name="P12"><text:span text:style-name="T4"><text:tab/><text:tab/>//vivienda[vecinos/nombre="Jaime"]/../piso </text:span></text:p>
      <text:p text:style-name="P12"><text:span text:style-name="T4"><text:tab/><text:tab/>//vecinos[nombre="Jaime"]/../concat(piso,"";puerta)</text:span></text:p>
      <text:list xml:id="list101108404133852" text:continue-numbering="true" text:style-name="WWNum1">
        <text:list-item>
          <text:list>
            <text:list-item>
              <text:p text:style-name="P3">Nombre de los vecinos de la primera vivienda</text:p>
              <text:p text:style-name="P8"><text:span text:style-name="T8">edificio</text:span><text:span text:style-name="T7">/</text:span><text:span text:style-name="T8">vivienda[1]/vecinos/nombre</text:span></text:p>
            </text:list-item>
            <text:list-item>
              <text:p text:style-name="P3"><text:span text:style-name="T1">Primer nombre de la primera vivienda</text:span></text:p>
              <text:p text:style-name="P8"><text:span text:style-name="T9">edificio</text:span><text:span text:style-name="T10">/</text:span><text:span text:style-name="T9">vivienda[1]//nombre[1]/text()</text:span></text:p>
            </text:list-item>
            <text:list-item>
              <text:p text:style-name="P3">Listar el nombre de los vecinos que comienza su nombre por la letra J</text:p>
              <text:p text:style-name="P9"><text:span text:style-name="T3">//</text:span><text:span text:style-name="T5">nombre</text:span><text:span text:style-name="T3">[substring(.,</text:span><text:span text:style-name="T5">1</text:span><text:span text:style-name="T3">,1)="J"]/</text:span><text:span text:style-name="T5">text()</text:span></text:p>
              <text:p text:style-name="P3">//nombre[starts-with(.,"J")]/text()</text:p>
            </text:list-item>
          </text:list>
        </text:list-item>
      </text:list>
      <text:p text:style-name="P1"><text:span text:style-name="T1"><text:tab/>. </text:span></text:p>
      <text:list xml:id="list101108029012548" text:continue-numbering="true" text:style-name="WWNum1">
        <text:list-item>
          <text:list>
            <text:list-item>
              <text:p text:style-name="P3">Listar el nombre de los vecinos, cuyo nombre está formado por más de 5 caracteres.</text:p>
            </text:list-item>
          </text:list>
        </text:list-item>
      </text:list>
      <text:p text:style-name="P6"><text:tab/>//nombre[string-length(.)&gt;=5]/text(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4-08T09:31:08.131000000</dc:date>
    <meta:editing-duration>PT17M25S</meta:editing-duration>
    <meta:editing-cycles>5</meta:editing-cycles>
    <meta:document-statistic meta:table-count="0" meta:image-count="0" meta:object-count="0" meta:page-count="1" meta:paragraph-count="23" meta:word-count="135" meta:character-count="1157" meta:non-whitespace-character-count="1035"/>
  </office:meta>
</office:document-meta>
</file>